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7cm" fo:min-width="1.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7cm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41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17cm" fo:min-width="1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  <style:paragraph-properties style:writing-mode="lr-tb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  <style:paragraph-properties style:writing-mode="lr-tb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8cm" fo:min-width="2.0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195cm" fo:min-width="1.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8cm"/>
      <style:paragraph-properties style:writing-mode="lr-tb"/>
    </style:style>
    <style:style style:name="gr14" style:family="graphic" style:parent-style-name="objectwithoutfill">
      <style:graphic-properties svg:stroke-color="#00a933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35cm" fo:min-width="1.2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9cm" fo:min-width="1.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98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265cm" fo:min-width="1.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4cm"/>
      <style:paragraph-properties style:writing-mode="lr-tb"/>
    </style:style>
    <style:style style:name="gr20" style:family="graphic" style:parent-style-name="standard">
      <style:graphic-properties svg:stroke-color="#800000" draw:fill="none" draw:textarea-horizontal-align="justify" draw:textarea-vertical-align="middle" draw:auto-grow-height="false" fo:min-height="0.589cm" fo:min-width="0.9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52cm"/>
      <style:paragraph-properties style:writing-mode="lr-tb"/>
    </style:style>
    <style:style style:name="gr22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75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548cm" fo:min-width="2.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81cm"/>
      <style:paragraph-properties style:writing-mode="lr-tb"/>
    </style:style>
    <style:style style:name="gr27" style:family="graphic" style:parent-style-name="objectwithoutfill">
      <style:graphic-properties svg:stroke-color="#2a6099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36cm" fo:min-width="1.2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85cm"/>
      <style:paragraph-properties style:writing-mode="lr-tb"/>
    </style:style>
    <style:style style:name="gr32" style:family="graphic" style:parent-style-name="objectwithoutfill">
      <style:graphic-properties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96cm"/>
      <style:paragraph-properties style:writing-mode="lr-tb"/>
    </style:style>
    <style:style style:name="gr34" style:family="graphic" style:parent-style-name="standard">
      <style:graphic-properties svg:stroke-color="#800000" draw:fill="none" draw:textarea-horizontal-align="justify" draw:textarea-vertical-align="middle" draw:auto-grow-height="false" fo:min-height="0.635cm" fo:min-width="1.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79cm"/>
      <style:paragraph-properties style:writing-mode="lr-tb"/>
    </style:style>
    <style:style style:name="gr38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39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40" style:family="graphic" style:parent-style-name="standard">
      <style:graphic-properties svg:stroke-color="#800000" draw:fill="none" draw:textarea-horizontal-align="justify" draw:textarea-vertical-align="middle" draw:auto-grow-height="false" fo:min-height="0.75cm" fo:min-width="1.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  <style:paragraph-properties style:writing-mode="lr-tb"/>
    </style:style>
    <style:style style:name="gr43" style:family="graphic" style:parent-style-name="standard">
      <style:graphic-properties svg:stroke-color="#00a933" draw:fill="none" draw:textarea-horizontal-align="justify" draw:textarea-vertical-align="middle" draw:auto-grow-height="false" fo:min-height="3.81cm" fo:min-width="3.1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80"/>
    </style:style>
    <style:style style:name="P5" style:family="paragraph">
      <loext:graphic-properties draw:fill="none"/>
      <style:paragraph-properties fo:text-align="center"/>
      <style:text-properties fo:color="#000080"/>
    </style:style>
    <style:style style:name="P6" style:family="paragraph">
      <loext:graphic-properties draw:fill="none" draw:fill-color="#ffffff"/>
      <style:text-properties fo:color="#800000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loext:graphic-properties draw:fill="none"/>
      <style:paragraph-properties fo:text-align="center"/>
      <style:text-properties fo:color="#00a933"/>
    </style:style>
    <style:style style:name="P9" style:family="paragraph">
      <style:text-properties fo:color="#00a933"/>
    </style:style>
    <style:style style:name="P10" style:family="paragraph">
      <loext:graphic-properties draw:fill="none" draw:fill-color="#ffffff"/>
      <style:text-properties fo:color="#00a933"/>
    </style:style>
    <style:style style:name="T1" style:family="text">
      <style:text-properties fo:color="#000080"/>
    </style:style>
    <style:style style:name="T2" style:family="text">
      <style:text-properties fo:color="#80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4cm" svg:height="1.27cm" svg:x="3.495cm" svg:y="2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.907cm" svg:height="0.357cm" svg:x="3.365cm" svg:y="1.965cm">
            <draw:text-box>
              <text:p>start_init_dyn</text:p>
            </draw:text-box>
          </draw:frame>
          <draw:line draw:style-name="gr3" draw:text-style-name="P3" draw:layer="layout" svg:x1="3.495cm" svg:y1="3.035cm" svg:x2="5.035cm" svg:y2="3.035cm">
            <text:p/>
          </draw:line>
          <draw:frame draw:style-name="gr4" draw:text-style-name="P4" xml:id="id2" draw:id="id2" draw:layer="layout" svg:width="0.341cm" svg:height="0.357cm" svg:x="3.7cm" svg:y="2.5cm">
            <draw:text-box>
              <text:p><text:span text:style-name="T1">ps</text:span></text:p>
            </draw:text-box>
          </draw:frame>
          <draw:custom-shape draw:style-name="gr5" draw:text-style-name="P1" draw:layer="layout" svg:width="1.77cm" svg:height="0.917cm" svg:x="0.44cm" svg:y="3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1.391cm" svg:height="0.357cm" svg:x="0.5cm" svg:y="3.17cm">
            <draw:text-box>
              <text:p>etat0phys</text:p>
            </draw:text-box>
          </draw:frame>
          <draw:line draw:style-name="gr7" draw:text-style-name="P1" draw:layer="layout" svg:x1="0.44cm" svg:y1="3.886cm" svg:x2="2.21cm" svg:y2="3.886cm">
            <text:p/>
          </draw:line>
          <draw:frame draw:style-name="gr8" draw:text-style-name="P4" xml:id="id1" draw:id="id1" draw:layer="layout" svg:width="0.59cm" svg:height="0.357cm" svg:x="4.165cm" svg:y="3.161cm">
            <draw:text-box>
              <text:p><text:span text:style-name="T1">phis</text:span></text:p>
            </draw:text-box>
          </draw:frame>
          <draw:connector draw:style-name="gr9" draw:text-style-name="P5" draw:layer="layout" draw:type="curve" svg:x1="4.46cm" svg:y1="3.161cm" svg:x2="4.041cm" svg:y2="2.678cm" draw:start-shape="id1" draw:start-glue-point="0" draw:end-shape="id2" draw:end-glue-point="1" svg:d="M4460 3161c0-322-139-483-419-483" svg:viewBox="0 0 420 484">
            <text:p/>
          </draw:connector>
          <draw:custom-shape draw:style-name="gr10" draw:text-style-name="P1" draw:layer="layout" svg:width="2.062cm" svg:height="1.8cm" svg:x="0.395cm" svg:y="5.5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2.03cm" svg:height="0.357cm" svg:x="0.389cm" svg:y="5.132cm">
            <draw:text-box>
              <text:p>start_init_orog</text:p>
            </draw:text-box>
          </draw:frame>
          <draw:line draw:style-name="gr3" draw:text-style-name="P3" draw:layer="layout" svg:x1="0.395cm" svg:y1="6.29cm" svg:x2="2.457cm" svg:y2="6.29cm">
            <text:p/>
          </draw:line>
          <draw:custom-shape draw:style-name="gr12" draw:text-style-name="P1" draw:layer="layout" svg:width="1.27cm" svg:height="0.195cm" svg:x="5.71cm" svg:y="1.2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0.98cm" svg:height="0.357cm" svg:x="5.891cm" svg:y="0.895cm">
            <draw:text-box>
              <text:p>geopot</text:p>
            </draw:text-box>
          </draw:frame>
          <draw:frame draw:style-name="gr8" draw:text-style-name="P4" xml:id="id4" draw:id="id4" draw:layer="layout" svg:width="0.59cm" svg:height="0.357cm" svg:x="6.01cm" svg:y="1.63cm">
            <draw:text-box>
              <text:p><text:span text:style-name="T1">phis</text:span></text:p>
            </draw:text-box>
          </draw:frame>
          <draw:connector draw:style-name="gr14" draw:text-style-name="P1" draw:layer="layout" draw:type="curve" svg:x1="5.386cm" svg:y1="5.486cm" svg:x2="6.305cm" svg:y2="1.987cm" draw:start-shape="id3" draw:start-glue-point="0" draw:end-shape="id4" draw:end-glue-point="2" svg:d="M5386 5486c0-2623 919-874 919-3499" svg:viewBox="0 0 920 3500">
            <text:p/>
          </draw:connector>
          <draw:custom-shape draw:style-name="gr15" draw:text-style-name="P1" draw:layer="layout" svg:width="1.27cm" svg:height="0.635cm" svg:x="5.71cm" svg:y="1.4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27cm" svg:height="0.29cm" svg:x="6.51cm" svg:y="4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27cm" svg:height="0.635cm" svg:x="6.51cm" svg:y="4.57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" draw:layer="layout" svg:width="1.598cm" svg:height="0.357cm" svg:x="6.41cm" svg:y="3.914cm">
            <draw:text-box>
              <text:p>dynredem0</text:p>
            </draw:text-box>
          </draw:frame>
          <draw:custom-shape draw:style-name="gr18" draw:text-style-name="P1" draw:layer="layout" svg:width="1.27cm" svg:height="0.265cm" svg:x="7.21cm" svg:y="2.7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27cm" svg:height="0.635cm" svg:x="7.21cm" svg:y="2.974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1.141cm" svg:height="0.357cm" svg:x="7.25cm" svg:y="2.27cm">
            <draw:text-box>
              <text:p>sortvarc</text:p>
            </draw:text-box>
          </draw:frame>
          <draw:frame draw:style-name="gr8" draw:text-style-name="P4" xml:id="id5" draw:id="id5" draw:layer="layout" svg:width="0.59cm" svg:height="0.357cm" svg:x="7.51cm" svg:y="3.13cm">
            <draw:text-box>
              <text:p><text:span text:style-name="T1">phis</text:span></text:p>
            </draw:text-box>
          </draw:frame>
          <draw:connector draw:style-name="gr14" draw:text-style-name="P1" draw:layer="layout" draw:type="curve" svg:x1="5.386cm" svg:y1="5.486cm" svg:x2="7.51cm" svg:y2="3.308cm" draw:start-shape="id3" draw:start-glue-point="0" draw:end-shape="id5" draw:end-glue-point="3" svg:d="M5386 5486c0-1452 708-2178 2124-2178" svg:viewBox="0 0 2125 2179">
            <text:p/>
          </draw:connector>
          <draw:frame draw:style-name="gr8" draw:text-style-name="P4" xml:id="id6" draw:id="id6" draw:layer="layout" svg:width="0.59cm" svg:height="0.357cm" svg:x="6.81cm" svg:y="4.73cm">
            <draw:text-box>
              <text:p><text:span text:style-name="T1">phis</text:span></text:p>
            </draw:text-box>
          </draw:frame>
          <draw:connector draw:style-name="gr14" draw:text-style-name="P1" draw:layer="layout" draw:type="curve" svg:x1="5.386cm" svg:y1="5.486cm" svg:x2="6.81cm" svg:y2="4.908cm" draw:start-shape="id3" draw:start-glue-point="0" draw:end-shape="id6" draw:end-glue-point="3" svg:d="M5386 5486c0-386 474-578 1424-578" svg:viewBox="0 0 1425 579">
            <text:p/>
          </draw:connector>
          <draw:custom-shape draw:style-name="gr20" draw:text-style-name="P1" draw:layer="layout" svg:width="0.975cm" svg:height="0.589cm" svg:x="6.65cm" svg:y="6.21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6" draw:layer="layout" svg:width="1.052cm" svg:height="0.357cm" svg:x="6.551cm" svg:y="6.816cm">
            <draw:text-box>
              <text:p><text:span text:style-name="T2">start.nc</text:span></text:p>
            </draw:text-box>
          </draw:frame>
          <draw:frame draw:style-name="gr8" draw:text-style-name="P6" xml:id="id7" draw:id="id7" draw:layer="layout" svg:width="0.59cm" svg:height="0.357cm" svg:x="6.81cm" svg:y="6.33cm">
            <draw:text-box>
              <text:p><text:span text:style-name="T2">phis</text:span></text:p>
            </draw:text-box>
          </draw:frame>
          <draw:connector draw:style-name="gr22" draw:text-style-name="P1" draw:layer="layout" draw:type="curve" svg:x1="7.105cm" svg:y1="5.087cm" svg:x2="7.105cm" svg:y2="6.33cm" draw:start-shape="id6" draw:start-glue-point="2" draw:end-shape="id7" draw:end-glue-point="0" svg:d="M7105 5087v1243" svg:viewBox="0 0 1 1244">
            <text:p/>
          </draw:connector>
          <draw:frame draw:style-name="gr23" draw:text-style-name="P4" xml:id="id9" draw:id="id9" draw:layer="layout" svg:width="0.781cm" svg:height="0.357cm" svg:x="1.53cm" svg:y="5.691cm">
            <draw:text-box>
              <text:p><text:span text:style-name="T1">zmea</text:span></text:p>
            </draw:text-box>
          </draw:frame>
          <draw:custom-shape draw:style-name="gr24" draw:text-style-name="P1" draw:layer="layout" svg:width="2.91cm" svg:height="2.548cm" svg:x="3.005cm" svg:y="6.41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" draw:layer="layout" svg:width="1.352cm" svg:height="0.357cm" svg:x="3.505cm" svg:y="5.98cm">
            <draw:text-box>
              <text:p>grid_noro</text:p>
            </draw:text-box>
          </draw:frame>
          <draw:frame draw:style-name="gr26" draw:text-style-name="P4" xml:id="id16" draw:id="id16" draw:layer="layout" svg:width="0.781cm" svg:height="0.357cm" svg:x="4.405cm" svg:y="6.615cm">
            <draw:text-box>
              <text:p><text:span text:style-name="T1">zmea</text:span></text:p>
            </draw:text-box>
          </draw:frame>
          <draw:connector draw:style-name="gr27" draw:text-style-name="P1" draw:layer="layout" draw:type="curve" svg:x1="1.087cm" svg:y1="6.491cm" svg:x2="1.53cm" svg:y2="5.869cm" draw:start-shape="id8" draw:start-glue-point="0" draw:end-shape="id9" draw:end-glue-point="3" svg:d="M1087 6491c0-415 147-622 443-622" svg:viewBox="0 0 444 623">
            <text:p/>
          </draw:connector>
          <draw:connector draw:style-name="gr28" draw:text-style-name="P1" draw:layer="layout" draw:type="curve" svg:x1="1.92cm" svg:y1="5.691cm" svg:x2="1.43cm" svg:y2="4.289cm" draw:start-shape="id9" draw:start-glue-point="0" draw:end-shape="id10" draw:end-glue-point="2" svg:d="M1920 5691c0-1051-490-351-490-1402" svg:viewBox="0 0 491 1403">
            <text:p/>
          </draw:connector>
          <draw:frame draw:style-name="gr26" draw:text-style-name="P4" xml:id="id10" draw:id="id10" draw:layer="layout" svg:width="0.781cm" svg:height="0.357cm" svg:x="1.04cm" svg:y="3.932cm">
            <draw:text-box>
              <text:p><text:span text:style-name="T1">zmea</text:span></text:p>
            </draw:text-box>
          </draw:frame>
          <draw:custom-shape draw:style-name="gr15" draw:text-style-name="P1" draw:layer="layout" svg:width="1.27cm" svg:height="0.635cm" svg:x="0.91cm" svg:y="1.53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.27cm" svg:height="0.436cm" svg:x="0.91cm" svg:y="2.17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" draw:layer="layout" svg:width="1.42cm" svg:height="0.357cm" svg:x="0.81cm" svg:y="1.114cm">
            <draw:text-box>
              <text:p>phyredem</text:p>
            </draw:text-box>
          </draw:frame>
          <draw:frame draw:style-name="gr26" draw:text-style-name="P4" xml:id="id11" draw:id="id11" draw:layer="layout" svg:width="0.781cm" svg:height="0.357cm" svg:x="1.11cm" svg:y="1.63cm">
            <draw:text-box>
              <text:p><text:span text:style-name="T1">zmea</text:span></text:p>
            </draw:text-box>
          </draw:frame>
          <draw:connector draw:style-name="gr28" draw:text-style-name="P1" draw:layer="layout" draw:type="curve" svg:x1="1.821cm" svg:y1="4.11cm" svg:x2="1.5cm" svg:y2="1.987cm" draw:start-shape="id10" draw:start-glue-point="1" draw:end-shape="id11" draw:end-glue-point="2" svg:d="M1821 4110c763 0 636-575 365-741s-686 77-686-1382" svg:viewBox="0 0 898 2124">
            <text:p/>
          </draw:connector>
          <draw:frame draw:style-name="gr31" draw:text-style-name="P4" xml:id="id14" draw:id="id14" draw:layer="layout" svg:width="0.785cm" svg:height="0.357cm" svg:x="3.617cm" svg:y="7.206cm">
            <draw:text-box>
              <text:p><text:span text:style-name="T1">relief</text:span></text:p>
            </draw:text-box>
          </draw:frame>
          <draw:line draw:style-name="gr32" draw:text-style-name="P1" draw:layer="layout" svg:x1="2.996cm" svg:y1="7.815cm" svg:x2="5.915cm" svg:y2="7.815cm">
            <text:p/>
          </draw:line>
          <draw:frame draw:style-name="gr33" draw:text-style-name="P4" xml:id="id13" draw:id="id13" draw:layer="layout" svg:width="0.696cm" svg:height="0.357cm" svg:x="0.905cm" svg:y="6.95cm">
            <draw:text-box>
              <text:p><text:span text:style-name="T1">relief</text:span></text:p>
            </draw:text-box>
          </draw:frame>
          <draw:custom-shape draw:style-name="gr34" draw:text-style-name="P1" draw:layer="layout" svg:width="1.27cm" svg:height="0.635cm" svg:x="0.965cm" svg:y="8.65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6" draw:layer="layout" svg:width="1.247cm" svg:height="0.357cm" svg:x="0.965cm" svg:y="8.32cm">
            <draw:text-box>
              <text:p><text:span text:style-name="T2">Relief.nc</text:span></text:p>
            </draw:text-box>
          </draw:frame>
          <draw:frame draw:style-name="gr36" draw:text-style-name="P6" xml:id="id12" draw:id="id12" draw:layer="layout" svg:width="1.115cm" svg:height="0.357cm" svg:x="1.065cm" svg:y="8.83cm">
            <draw:text-box>
              <text:p><text:span text:style-name="T2">RELIEF</text:span></text:p>
            </draw:text-box>
          </draw:frame>
          <draw:connector draw:style-name="gr22" draw:text-style-name="P1" draw:layer="layout" draw:type="curve" svg:x1="1.065cm" svg:y1="9.008cm" svg:x2="1.253cm" svg:y2="7.307cm" draw:start-shape="id12" draw:start-glue-point="3" draw:end-shape="id13" draw:end-glue-point="2" svg:d="M1065 9008c-750 0-626-469-391-609s579 51 579-1092" svg:viewBox="0 0 761 1702">
            <text:p/>
          </draw:connector>
          <draw:connector draw:style-name="gr27" draw:text-style-name="P1" draw:layer="layout" draw:type="curve" svg:x1="1.601cm" svg:y1="7.128cm" svg:x2="3.617cm" svg:y2="7.384cm" draw:start-shape="id13" draw:start-glue-point="1" draw:end-shape="id14" draw:end-glue-point="3" svg:d="M1601 7128c1512 0 504 256 2016 256" svg:viewBox="0 0 2017 257">
            <text:p/>
          </draw:connector>
          <draw:frame draw:style-name="gr37" draw:text-style-name="P4" xml:id="id15" draw:id="id15" draw:layer="layout" svg:width="0.679cm" svg:height="0.357cm" svg:x="3.505cm" svg:y="8.475cm">
            <draw:text-box>
              <text:p><text:span text:style-name="T1">zusn</text:span></text:p>
            </draw:text-box>
          </draw:frame>
          <draw:connector draw:style-name="gr38" draw:text-style-name="P1" draw:layer="layout" draw:type="curve" svg:x1="4.009cm" svg:y1="7.563cm" svg:x2="3.844cm" svg:y2="8.475cm" draw:start-shape="id14" draw:start-glue-point="2" draw:end-shape="id15" draw:end-glue-point="0" svg:d="M4009 7563c0 684-165 228-165 912" svg:viewBox="0 0 166 913">
            <text:p/>
          </draw:connector>
          <draw:connector draw:style-name="gr39" draw:text-style-name="P1" draw:layer="layout" draw:type="curve" svg:x1="4.184cm" svg:y1="8.653cm" svg:x2="4.795cm" svg:y2="6.972cm" draw:start-shape="id15" draw:start-glue-point="1" draw:end-shape="id16" draw:end-glue-point="2" svg:d="M4184 8653c408 0 611-560 611-1681" svg:viewBox="0 0 612 1682">
            <text:p/>
          </draw:connector>
          <draw:connector draw:style-name="gr14" draw:text-style-name="P1" draw:layer="layout" draw:type="curve" svg:x1="5.386cm" svg:y1="5.486cm" svg:x2="4.46cm" svg:y2="3.518cm" draw:start-shape="id3" draw:start-glue-point="0" draw:end-shape="id1" draw:end-glue-point="2" svg:d="M5386 5486c0-1476-926-492-926-1968" svg:viewBox="0 0 927 1969">
            <text:p/>
          </draw:connector>
          <draw:custom-shape draw:style-name="gr40" draw:text-style-name="P1" draw:layer="layout" svg:width="1.27cm" svg:height="0.75cm" svg:x="3.424cm" svg:y="0.911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6" draw:layer="layout" svg:width="1.543cm" svg:height="0.357cm" svg:x="3.325cm" svg:y="0.442cm">
            <draw:text-box>
              <text:p><text:span text:style-name="T2">startphy.nc</text:span></text:p>
            </draw:text-box>
          </draw:frame>
          <draw:connector draw:style-name="gr22" draw:text-style-name="P1" draw:layer="layout" draw:type="curve" svg:x1="1.891cm" svg:y1="1.808cm" svg:x2="3.606cm" svg:y2="1.204cm" draw:start-shape="id11" draw:start-glue-point="1" draw:end-shape="id17" draw:end-glue-point="3" svg:d="M1891 1808c1285 0 428-604 1715-604" svg:viewBox="0 0 1716 605">
            <text:p/>
          </draw:connector>
          <draw:frame draw:style-name="gr42" draw:text-style-name="P6" xml:id="id17" draw:id="id17" draw:layer="layout" svg:width="0.883cm" svg:height="0.357cm" svg:x="3.606cm" svg:y="1.026cm">
            <draw:text-box>
              <text:p><text:span text:style-name="T2">ZMEA</text:span></text:p>
            </draw:text-box>
          </draw:frame>
          <draw:frame draw:style-name="gr8" draw:text-style-name="P7" xml:id="id18" draw:id="id18" draw:layer="layout" svg:width="0.59cm" svg:height="0.357cm" svg:x="5.094cm" svg:y="8.093cm">
            <draw:text-box>
              <text:p><text:span text:style-name="T3">phis</text:span></text:p>
            </draw:text-box>
          </draw:frame>
          <draw:connector draw:style-name="gr39" draw:text-style-name="P1" draw:layer="layout" draw:type="curve" svg:x1="4.184cm" svg:y1="8.653cm" svg:x2="5.389cm" svg:y2="8.45cm" draw:start-shape="id15" draw:start-glue-point="1" draw:end-shape="id18" draw:end-glue-point="2" svg:d="M4184 8653c804 0 1205-67 1205-203" svg:viewBox="0 0 1206 204">
            <text:p/>
          </draw:connector>
          <draw:custom-shape draw:style-name="gr43" draw:text-style-name="P8" draw:layer="layout" svg:width="3.175cm" svg:height="3.81cm" svg:x="2.875cm" svg:y="5.386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10" draw:layer="layout" svg:width="1.793cm" svg:height="0.357cm" svg:x="3.11cm" svg:y="4.951cm">
            <draw:text-box>
              <text:p text:style-name="P9">grid_noro_m</text:p>
            </draw:text-box>
          </draw:frame>
          <draw:frame draw:style-name="gr44" draw:text-style-name="P10" xml:id="id3" draw:id="id3" draw:layer="layout" svg:width="0.59cm" svg:height="0.357cm" svg:x="5.091cm" svg:y="5.486cm">
            <draw:text-box>
              <text:p text:style-name="P9">phis</text:p>
            </draw:text-box>
          </draw:frame>
          <draw:connector draw:style-name="gr14" draw:text-style-name="P8" draw:layer="layout" draw:type="curve" svg:x1="5.389cm" svg:y1="8.093cm" svg:x2="5.386cm" svg:y2="5.843cm" draw:start-shape="id18" draw:start-glue-point="0" draw:end-shape="id3" draw:end-glue-point="2" svg:d="M5389 8093c0-1687-3-563-3-2250" svg:viewBox="0 0 4 2251">
            <text:p/>
          </draw:connector>
          <draw:frame draw:style-name="gr45" draw:text-style-name="P4" xml:id="id8" draw:id="id8" draw:layer="layout" svg:width="1.314cm" svg:height="0.357cm" svg:x="0.43cm" svg:y="6.491cm">
            <draw:text-box>
              <text:p><text:span text:style-name="T1">zmea_2d</text:span></text:p>
            </draw:text-box>
          </draw:frame>
          <draw:connector draw:style-name="gr27" draw:text-style-name="P1" draw:layer="layout" draw:type="curve" svg:x1="4.405cm" svg:y1="6.793cm" svg:x2="1.744cm" svg:y2="6.669cm" draw:start-shape="id16" draw:start-glue-point="3" draw:end-shape="id8" draw:end-glue-point="1" svg:d="M4405 6793c-2004 0-674-124-2661-124" svg:viewBox="0 0 2662 125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EZ Lionel</meta:initial-creator>
    <meta:creation-date>2011-03-24T14:07:53</meta:creation-date>
    <dc:date>2022-02-09T14:41:12.785048601</dc:date>
    <meta:editing-duration>PT7H1M4S</meta:editing-duration>
    <meta:editing-cycles>86</meta:editing-cycles>
    <meta:generator>LibreOffice/6.4.7.2$Linux_X86_64 LibreOffice_project/40$Build-2</meta:generator>
    <meta:document-statistic meta:object-count="68"/>
  </office:meta>
</office:document-meta>
</file>